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nter" svg:font-family="Inter" style:font-pitch="variable"/>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Inter"/>
    </style:style>
    <style:style style:name="P2" style:family="paragraph" style:parent-style-name="Standard">
      <style:paragraph-properties fo:text-align="center" style:justify-single-word="false"/>
      <style:text-properties style:font-name="Inter" fo:font-size="14pt" fo:font-weight="bold" officeooo:rsid="0006c4bc" officeooo:paragraph-rsid="0006c4bc"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Inter" fo:font-size="12pt" fo:font-weight="normal" officeooo:rsid="0006c4bc" officeooo:paragraph-rsid="0006c4bc" style:font-size-asian="12pt" style:font-weight-asian="normal" style:font-size-complex="12pt" style:font-weight-complex="normal"/>
    </style:style>
    <style:style style:name="P4" style:family="paragraph" style:parent-style-name="Standard">
      <style:text-properties style:font-name="Inter Light" fo:font-size="11pt" style:font-size-asian="11pt" style:font-size-complex="11pt"/>
    </style:style>
    <style:style style:name="P5" style:family="paragraph" style:parent-style-name="Standard">
      <style:text-properties style:font-name="Inter Light" fo:font-size="11pt" officeooo:rsid="0006c4bc" officeooo:paragraph-rsid="0006c4bc" style:font-size-asian="11pt" style:font-size-complex="11pt"/>
    </style:style>
    <style:style style:name="P6" style:family="paragraph" style:parent-style-name="Standard">
      <style:paragraph-properties fo:margin-top="0.0398in" fo:margin-bottom="0.0398in" style:contextual-spacing="false"/>
      <style:text-properties style:font-name="Inter Light" fo:font-size="11pt" officeooo:rsid="0006c4bc" officeooo:paragraph-rsid="0006c4bc" style:font-size-asian="11pt" style:font-size-complex="11pt"/>
    </style:style>
    <style:style style:name="P7" style:family="paragraph" style:parent-style-name="Standard">
      <style:paragraph-properties fo:margin-top="0.0398in" fo:margin-bottom="0.0398in" style:contextual-spacing="false" fo:line-height="135%"/>
      <style:text-properties style:font-name="Inter Light" fo:font-size="11pt" style:font-size-asian="11pt" style:font-size-complex="11pt"/>
    </style:style>
    <style:style style:name="P8" style:family="paragraph" style:parent-style-name="Standard">
      <style:text-properties style:font-name="Inter Light" fo:font-size="11pt" officeooo:paragraph-rsid="0007405c" style:font-size-asian="11pt" style:font-size-complex="11pt"/>
    </style:style>
    <style:style style:name="P9" style:family="paragraph" style:parent-style-name="Standard">
      <style:text-properties style:font-name="Inter Light" fo:font-size="11pt" fo:font-weight="bold" officeooo:rsid="0006c4bc" officeooo:paragraph-rsid="0006c4bc" style:font-size-asian="11pt" style:font-weight-asian="bold" style:font-size-complex="11pt" style:font-weight-complex="bold"/>
    </style:style>
    <style:style style:name="P10" style:family="paragraph" style:parent-style-name="Standard">
      <style:paragraph-properties fo:break-before="page"/>
      <style:text-properties style:font-name="Inter Light" fo:font-size="11pt" fo:font-weight="bold" officeooo:rsid="0006c4bc" officeooo:paragraph-rsid="0006c4bc" style:font-size-asian="11pt" style:font-weight-asian="bold" style:font-size-complex="11pt" style:font-weight-complex="bold"/>
    </style:style>
    <style:style style:name="P11" style:family="paragraph" style:parent-style-name="Standard">
      <style:paragraph-properties fo:margin-top="0.0398in" fo:margin-bottom="0.0398in" style:contextual-spacing="false" fo:line-height="135%"/>
    </style:style>
    <style:style style:name="P12" style:family="paragraph" style:parent-style-name="Standard">
      <style:paragraph-properties fo:text-align="center" style:justify-single-word="false"/>
      <style:text-properties style:font-name="Inter" fo:font-size="14pt" fo:font-weight="bold" officeooo:rsid="0006c4bc" officeooo:paragraph-rsid="0006c4bc"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Inter Light" fo:font-size="12pt" fo:font-weight="normal" officeooo:rsid="0006c4bc" officeooo:paragraph-rsid="0006c4bc" style:font-size-asian="12pt" style:font-weight-asian="normal" style:font-size-complex="12pt" style:font-weight-complex="normal"/>
    </style:style>
    <style:style style:name="P14" style:family="paragraph" style:parent-style-name="Standard">
      <style:text-properties style:font-name="Inter Light" fo:font-size="11pt" officeooo:paragraph-rsid="0009355c" style:font-size-asian="11pt" style:font-size-complex="11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06c4bc"/>
    </style:style>
    <style:style style:name="T4" style:family="text">
      <style:text-properties style:font-name="Inter Light" fo:font-size="11pt" style:font-size-asian="11pt" style:font-size-complex="11pt"/>
    </style:style>
    <style:style style:name="T5" style:family="text">
      <style:text-properties style:font-name="Inter Light" fo:font-size="11pt" officeooo:rsid="0006c4bc" style:font-size-asian="11pt" style:font-size-complex="11pt"/>
    </style:style>
    <style:style style:name="T6" style:family="text">
      <style:text-properties style:font-name="Inter Light" fo:font-size="11pt" fo:font-style="italic" style:font-size-asian="11pt" style:font-size-complex="11pt"/>
    </style:style>
    <style:style style:name="T7" style:family="text">
      <style:text-properties style:font-name="Inter Light" fo:font-size="11pt" fo:font-style="italic" style:font-size-asian="11pt" style:font-style-asian="italic" style:font-size-complex="11pt" style:font-style-complex="italic"/>
    </style:style>
    <style:style style:name="T8" style:family="text">
      <style:text-properties officeooo:rsid="0007405c"/>
    </style:style>
    <style:style style:name="T9" style:family="text">
      <style:text-properties officeooo:rsid="0009355c"/>
    </style:style>
    <style:style style:name="T10" style:family="text">
      <style:text-properties officeooo:rsid="000afee3"/>
    </style:style>
    <style:style style:name="T11" style:family="text">
      <style:text-properties officeooo:rsid="000d33b2"/>
    </style:style>
    <style:style style:name="T12" style:family="text">
      <style:text-properties officeooo:rsid="000e9677"/>
    </style:style>
    <style:style style:name="T13" style:family="text">
      <style:text-properties officeooo:rsid="000fd1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sibilité et fonctionnalité de l’intelligence artificielle dans les systèmes géographiques informatisés</text:p>
      <text:p text:style-name="P2"/>
      <text:p text:style-name="P13">Pierre Depaz</text:p>
      <text:p text:style-name="P13">Paris-3 Sorbonne Nouvelle - THALIM</text:p>
      <text:p text:style-name="P3"/>
      <text:p text:style-name="P3"/>
      <text:p text:style-name="P1"/>
      <text:p text:style-name="P14">L'espace, comme le temps, faconne les possibilités <text:span text:style-name="T8">d’action</text:span> des individus, en ce qu'il <text:span text:style-name="T9">permet </text:span>toute activité et relation avec le monde extérieur. D<text:span text:style-name="T8">u</text:span> point de vue des sciences humaines, l'espace peut incarner des dynamiques de pouvoirs (Foucault <text:span text:style-name="T3">1993</text:span><text:span text:style-name="T9">)</text:span>, à <text:span text:style-name="T9">travers</text:span> <text:span text:style-name="T9">l</text:span>'agencement spatial d'individus, de resources, de structures et de flux permettent de faire sens du monde en délimitant, privilégiant ou négligeant <text:span text:style-name="T9">(Harvey </text:span><text:span text:style-name="T3">2001</text:span><text:span text:style-name="T9">, Rancière 2011)</text:span>. Il existe donc bien des espaces publics, privés, protégés, internationaux ou encore sacrés, <text:span text:style-name="T9">qui tendent autant à l’abstraction qu’à la symbolisation lorsqu’ils sont appréhendés à travers l</text:span><text:span text:style-name="T10">e processus de</text:span><text:span text:style-name="T9"> cartographie</text:span>.</text:p>
      <text:p text:style-name="P4"/>
      <text:p text:style-name="P4">Les mathématiques sont également composées d'un raisonnement spatial, au départ, par la géométrie, puis par le développement de l'algèbre linéaire et les calculs vectoriels. Ces calculs de vecteurs sont particulièrement nécéssaires afin de permettre aux réseaux neuronaux d' "apprendre"—c'est-à-dire de calculer la direction, dans un espace à très haut nombre de dimensions, <text:span text:style-name="T8">de</text:span> l'endroit où cet espace <text:span text:style-name="T8">représente</text:span> une valeur minimum. Les systèmes d'intelligence artificielle (IA) opèrent donc é<text:span text:style-name="T8">galement</text:span> de manière spatiale.</text:p>
      <text:p text:style-name="P4"/>
      <text:p text:style-name="P8">Cette communication examinera comment ces deux notions <text:span text:style-name="T13">distinctes</text:span> d'espace s'articulent sur plusieurs points à travers le développement des techniques de spatialisations numériques dites GIS—<text:span text:style-name="T2">geographic information system</text:span>. Partant du concept de "lisibilité" (Scott, <text:span text:style-name="T3">1996</text:span>), il s'agira d'étudier comment ces techniques <text:span text:style-name="T8">effe</text:span>ctuent la jonction entre spatialité physique, spatialité politique, et spatialité numérique. Quelles sont les conceptions de l'espace telles qu'elles ont été réifées dans ces logiciels de GIS? Comment ces conceptions sont-elles modulées par leut intégration avec des systèmes d'IA, possédant des espaces symboliques bien particuliers?</text:p>
      <text:p text:style-name="P4"/>
      <text:p text:style-name="P4">Pour ce faire, nous proposons d'élucider tout d'abord les types d'espaces sur lesquels <text:span text:style-name="T11">opèrent</text:span> les systèmes d'intelligence artificielle—<text:span text:style-name="T12">espace vectoriel, espace latent—</text:span>avant de nous pencher sur <text:span text:style-name="T12">leurs</text:span> domaines d'applications. Bien que les déploiements de systèmes d'IA couplé à des GIS demeure<text:span text:style-name="T8">nt</text:span> encore limité<text:span text:style-name="T8">s</text:span> (Vozelinek, 2009; <text:span text:style-name="T3">Tien Bui</text:span> et. al., 2020), la conception de dangers environnementaux, depuis le feu de forêt jusqu'au <text:span text:style-name="T2">heatmaps </text:span>sanitaires et sécuritaires, nous permettra d'identifier les approches de cette synergie IA-GIS, mais aussi d'en identifier les limites actuelles et conséquences futures, ré-interprétant la "lisibilité" de l'espace sous l'angle de la collection de données (Gabrys, 2016) <text:span text:style-name="T3">et de leur potentiel de décidabilité</text:span>.</text:p>
      <text:p text:style-name="P4"/>
      <text:p text:style-name="P9"/>
      <text:p text:style-name="P10">Références bibliographiques</text:p>
      <text:p text:style-name="P5"/>
      <text:p text:style-name="P6">Foucault, Michel. <text:span text:style-name="T1">Surveiller et punir</text:span>. Tel. Paris: Gallimard, 1993. <text:a xlink:type="simple" xlink:href="https://www.cairn.info/surveiller-et-punir--9782070729685.htm" text:style-name="Internet_20_link" text:visited-style-name="Visited_20_Internet_20_Link">https://www.cairn.info/surveiller-et-punir--9782070729685.htm</text:a>.</text:p>
      <text:p text:style-name="P7">Harvey, David. <text:span text:style-name="T1">Spaces of Capital: Towards a Critical Geography</text:span>. Routledge, 2001.</text:p>
      <text:p text:style-name="P7">Rancière, Jacques. <text:span text:style-name="T1">Aisthesis: Scènes du régime esthétique de l’art</text:span>. Paris: Editions Galilée, 2011.</text:p>
      <text:p text:style-name="P11"><text:span text:style-name="T5">Scott</text:span><text:span text:style-name="T4">, J</text:span><text:span text:style-name="T5">ames</text:span><text:span text:style-name="T4"> C. “</text:span><text:span text:style-name="T5">State</text:span><text:span text:style-name="T4"> </text:span><text:span text:style-name="T5">Simplifications</text:span><text:span text:style-name="T4">: </text:span><text:span text:style-name="T5">Nature</text:span><text:span text:style-name="T4">, S</text:span><text:span text:style-name="T5">pace</text:span><text:span text:style-name="T4">, A</text:span><text:span text:style-name="T5">nd</text:span><text:span text:style-name="T4"> P</text:span><text:span text:style-name="T5">eople</text:span><text:span text:style-name="T4">.” </text:span><text:span text:style-name="T6">Nomos</text:span><text:span text:style-name="T4"> 38 (1996): 42–85.</text:span></text:p>
      <text:p text:style-name="P11"><text:span text:style-name="T4">S</text:span><text:span text:style-name="T5">ong, Guanfu</text:span><text:span text:style-name="T4">, </text:span><text:span text:style-name="T5">Lu </text:span><text:span text:style-name="T4">Hao, </text:span><text:span text:style-name="T5">Wang </text:span><text:span text:style-name="T4">Chenliang, </text:span><text:span text:style-name="T5">Hu </text:span><text:span text:style-name="T4">Chenpu, </text:span><text:span text:style-name="T5">Huang</text:span><text:span text:style-name="T4"> Kejia. </text:span><text:span text:style-name="T7">A Tentative Study on System of Software Technology for Artificial Intelligence GIS</text:span><text:span text:style-name="T4">. Journal of Geo-information Science, 2020, 22(1): 76</text:span></text:p>
      <text:p text:style-name="P11"><text:span text:style-name="T4">Vozenilek, V. “Artificial Intelligence and GIS: Mutual Meeting and Passing.” In </text:span><text:span text:style-name="T6">2009 International Conference on Intelligent Networking and Collaborative Systems</text:span><text:span text:style-name="T4">, 279–84, 2009. </text:span><text:a xlink:type="simple" xlink:href="https://doi.org/10.1109/INCOS.2009.83" text:style-name="Internet_20_link" text:visited-style-name="Visited_20_Internet_20_Link"><text:span text:style-name="T4">https://doi.org/10.1109/INCOS.2009.83</text:span></text:a><text:span text:style-name="T4">.</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nter" svg:font-family="Inter" style:font-pitch="variable"/>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15:43:32.827159564</meta:creation-date>
    <dc:date>2022-05-19T16:22:04.863883456</dc:date>
    <meta:editing-duration>PT17M19S</meta:editing-duration>
    <meta:editing-cycles>10</meta:editing-cycles>
    <meta:generator>LibreOffice/7.3.3.2$Linux_X86_64 LibreOffice_project/30$Build-2</meta:generator>
    <meta:document-statistic meta:table-count="0" meta:image-count="0" meta:object-count="0" meta:page-count="2" meta:paragraph-count="14" meta:word-count="480" meta:character-count="3565" meta:non-whitespace-character-count="3106"/>
  </office:meta>
</office:document-meta>
</file>